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table:style-name="ce1" office:value-type="string" calcext:value-type="string">
            <text:p>2023-01-08 15:58:2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2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1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8:00</text:p>
          </table:table-cell>
          <table:table-cell office:value-type="float" office:value="5.260175" calcext:value-type="float">
            <text:p>5,260175</text:p>
          </table:table-cell>
        </table:table-row>
        <table:table-row table:style-name="ro1">
          <table:table-cell table:style-name="ce1" office:value-type="string" calcext:value-type="string">
            <text:p>2023-01-08 15:57:59</text:p>
          </table:table-cell>
          <table:table-cell office:value-type="float" office:value="33.43965" calcext:value-type="float">
            <text:p>33,439650</text:p>
          </table:table-cell>
        </table:table-row>
        <table:table-row table:style-name="ro1">
          <table:table-cell table:style-name="ce1" office:value-type="string" calcext:value-type="string">
            <text:p>2023-01-08 15:57:58</text:p>
          </table:table-cell>
          <table:table-cell office:value-type="float" office:value="46.60258" calcext:value-type="float">
            <text:p>46,602580</text:p>
          </table:table-cell>
        </table:table-row>
        <table:table-row table:style-name="ro1">
          <table:table-cell table:style-name="ce1" office:value-type="string" calcext:value-type="string">
            <text:p>2023-01-08 15:57:57</text:p>
          </table:table-cell>
          <table:table-cell office:value-type="float" office:value="46.27175" calcext:value-type="float">
            <text:p>46,271750</text:p>
          </table:table-cell>
        </table:table-row>
        <table:table-row table:style-name="ro1">
          <table:table-cell table:style-name="ce1" office:value-type="string" calcext:value-type="string">
            <text:p>2023-01-08 15:57:56</text:p>
          </table:table-cell>
          <table:table-cell office:value-type="float" office:value="63.13475" calcext:value-type="float">
            <text:p>63,134750</text:p>
          </table:table-cell>
        </table:table-row>
        <table:table-row table:style-name="ro1">
          <table:table-cell table:style-name="ce1" office:value-type="string" calcext:value-type="string">
            <text:p>2023-01-08 15:57:55</text:p>
          </table:table-cell>
          <table:table-cell office:value-type="float" office:value="1.152075" calcext:value-type="float">
            <text:p>1,152075</text:p>
          </table:table-cell>
        </table:table-row>
        <table:table-row table:style-name="ro1">
          <table:table-cell table:style-name="ce1" office:value-type="string" calcext:value-type="string">
            <text:p>2023-01-08 15:57:54</text:p>
          </table:table-cell>
          <table:table-cell office:value-type="float" office:value="0.00075" calcext:value-type="float">
            <text:p>0,000750</text:p>
          </table:table-cell>
        </table:table-row>
        <table:table-row table:style-name="ro1">
          <table:table-cell table:style-name="ce1" office:value-type="string" calcext:value-type="string">
            <text:p>2023-01-08 15:57:5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5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5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50</text:p>
          </table:table-cell>
          <table:table-cell office:value-type="float" office:value="32.84095" calcext:value-type="float">
            <text:p>32,840950</text:p>
          </table:table-cell>
        </table:table-row>
        <table:table-row table:style-name="ro1">
          <table:table-cell table:style-name="ce1" office:value-type="string" calcext:value-type="string">
            <text:p>2023-01-08 15:57:49</text:p>
          </table:table-cell>
          <table:table-cell office:value-type="float" office:value="56.1647" calcext:value-type="float">
            <text:p>56,164700</text:p>
          </table:table-cell>
        </table:table-row>
        <table:table-row table:style-name="ro1">
          <table:table-cell table:style-name="ce1" office:value-type="string" calcext:value-type="string">
            <text:p>2023-01-08 15:57:48</text:p>
          </table:table-cell>
          <table:table-cell office:value-type="float" office:value="66.90545" calcext:value-type="float">
            <text:p>66,905450</text:p>
          </table:table-cell>
        </table:table-row>
        <table:table-row table:style-name="ro1">
          <table:table-cell table:style-name="ce1" office:value-type="string" calcext:value-type="string">
            <text:p>2023-01-08 15:57:47</text:p>
          </table:table-cell>
          <table:table-cell office:value-type="float" office:value="40.81155" calcext:value-type="float">
            <text:p>40,811550</text:p>
          </table:table-cell>
        </table:table-row>
        <table:table-row table:style-name="ro1">
          <table:table-cell table:style-name="ce1" office:value-type="string" calcext:value-type="string">
            <text:p>2023-01-08 15:57:4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45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table:style-name="ce1" office:value-type="string" calcext:value-type="string">
            <text:p>2023-01-08 15:57:4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43</text:p>
          </table:table-cell>
          <table:table-cell office:value-type="float" office:value="23.3091" calcext:value-type="float">
            <text:p>23,309100</text:p>
          </table:table-cell>
        </table:table-row>
        <table:table-row table:style-name="ro1">
          <table:table-cell table:style-name="ce1" office:value-type="string" calcext:value-type="string">
            <text:p>2023-01-08 15:57:42</text:p>
          </table:table-cell>
          <table:table-cell office:value-type="float" office:value="45.63005" calcext:value-type="float">
            <text:p>45,630050</text:p>
          </table:table-cell>
        </table:table-row>
        <table:table-row table:style-name="ro1">
          <table:table-cell table:style-name="ce1" office:value-type="string" calcext:value-type="string">
            <text:p>2023-01-08 15:57:41</text:p>
          </table:table-cell>
          <table:table-cell office:value-type="float" office:value="57.05768" calcext:value-type="float">
            <text:p>57,057680</text:p>
          </table:table-cell>
        </table:table-row>
        <table:table-row table:style-name="ro1">
          <table:table-cell table:style-name="ce1" office:value-type="string" calcext:value-type="string">
            <text:p>2023-01-08 15:57:40</text:p>
          </table:table-cell>
          <table:table-cell office:value-type="float" office:value="73.4309" calcext:value-type="float">
            <text:p>73,430900</text:p>
          </table:table-cell>
        </table:table-row>
        <table:table-row table:style-name="ro1">
          <table:table-cell table:style-name="ce1" office:value-type="string" calcext:value-type="string">
            <text:p>2023-01-08 15:57:39</text:p>
          </table:table-cell>
          <table:table-cell office:value-type="float" office:value="2.950825" calcext:value-type="float">
            <text:p>2,950825</text:p>
          </table:table-cell>
        </table:table-row>
        <table:table-row table:style-name="ro1">
          <table:table-cell table:style-name="ce1" office:value-type="string" calcext:value-type="string">
            <text:p>2023-01-08 15:57:3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37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table:style-name="ce1" office:value-type="string" calcext:value-type="string">
            <text:p>2023-01-08 15:57:36</text:p>
          </table:table-cell>
          <table:table-cell office:value-type="float" office:value="6.81185" calcext:value-type="float">
            <text:p>6,811850</text:p>
          </table:table-cell>
        </table:table-row>
        <table:table-row table:style-name="ro1">
          <table:table-cell table:style-name="ce1" office:value-type="string" calcext:value-type="string">
            <text:p>2023-01-08 15:57:35</text:p>
          </table:table-cell>
          <table:table-cell office:value-type="float" office:value="31.108" calcext:value-type="float">
            <text:p>31,108000</text:p>
          </table:table-cell>
        </table:table-row>
        <table:table-row table:style-name="ro1">
          <table:table-cell table:style-name="ce1" office:value-type="string" calcext:value-type="string">
            <text:p>2023-01-08 15:57:34</text:p>
          </table:table-cell>
          <table:table-cell office:value-type="float" office:value="52.91522" calcext:value-type="float">
            <text:p>52,915220</text:p>
          </table:table-cell>
        </table:table-row>
        <table:table-row table:style-name="ro1">
          <table:table-cell table:style-name="ce1" office:value-type="string" calcext:value-type="string">
            <text:p>2023-01-08 15:57:33</text:p>
          </table:table-cell>
          <table:table-cell office:value-type="float" office:value="62.2114" calcext:value-type="float">
            <text:p>62,211400</text:p>
          </table:table-cell>
        </table:table-row>
        <table:table-row table:style-name="ro1">
          <table:table-cell table:style-name="ce1" office:value-type="string" calcext:value-type="string">
            <text:p>2023-01-08 15:57:32</text:p>
          </table:table-cell>
          <table:table-cell office:value-type="float" office:value="45.15222" calcext:value-type="float">
            <text:p>45,152220</text:p>
          </table:table-cell>
        </table:table-row>
        <table:table-row table:style-name="ro1">
          <table:table-cell table:style-name="ce1" office:value-type="string" calcext:value-type="string">
            <text:p>2023-01-08 15:57:3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3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29</text:p>
          </table:table-cell>
          <table:table-cell office:value-type="float" office:value="0.0009" calcext:value-type="float">
            <text:p>0,000900</text:p>
          </table:table-cell>
        </table:table-row>
        <table:table-row table:style-name="ro1">
          <table:table-cell table:style-name="ce1" office:value-type="string" calcext:value-type="string">
            <text:p>2023-01-08 15:57:28</text:p>
          </table:table-cell>
          <table:table-cell office:value-type="float" office:value="33.74815" calcext:value-type="float">
            <text:p>33,748150</text:p>
          </table:table-cell>
        </table:table-row>
        <table:table-row table:style-name="ro1">
          <table:table-cell table:style-name="ce1" office:value-type="string" calcext:value-type="string">
            <text:p>2023-01-08 15:57:27</text:p>
          </table:table-cell>
          <table:table-cell office:value-type="float" office:value="58.1866" calcext:value-type="float">
            <text:p>58,186600</text:p>
          </table:table-cell>
        </table:table-row>
        <table:table-row table:style-name="ro1">
          <table:table-cell table:style-name="ce1" office:value-type="string" calcext:value-type="string">
            <text:p>2023-01-08 15:57:26</text:p>
          </table:table-cell>
          <table:table-cell office:value-type="float" office:value="66.84782" calcext:value-type="float">
            <text:p>66,847820</text:p>
          </table:table-cell>
        </table:table-row>
        <table:table-row table:style-name="ro1">
          <table:table-cell table:style-name="ce1" office:value-type="string" calcext:value-type="string">
            <text:p>2023-01-08 15:57:25</text:p>
          </table:table-cell>
          <table:table-cell office:value-type="float" office:value="43.71515" calcext:value-type="float">
            <text:p>43,715150</text:p>
          </table:table-cell>
        </table:table-row>
        <table:table-row table:style-name="ro1">
          <table:table-cell table:style-name="ce1" office:value-type="string" calcext:value-type="string">
            <text:p>2023-01-08 15:57:2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2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22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table:style-name="ce1" office:value-type="string" calcext:value-type="string">
            <text:p>2023-01-08 15:57:21</text:p>
          </table:table-cell>
          <table:table-cell office:value-type="float" office:value="6.430375" calcext:value-type="float">
            <text:p>6,430375</text:p>
          </table:table-cell>
        </table:table-row>
        <table:table-row table:style-name="ro1">
          <table:table-cell table:style-name="ce1" office:value-type="string" calcext:value-type="string">
            <text:p>2023-01-08 15:57:20</text:p>
          </table:table-cell>
          <table:table-cell office:value-type="float" office:value="48.44792" calcext:value-type="float">
            <text:p>48,447920</text:p>
          </table:table-cell>
        </table:table-row>
        <table:table-row table:style-name="ro1">
          <table:table-cell table:style-name="ce1" office:value-type="string" calcext:value-type="string">
            <text:p>2023-01-08 15:57:19</text:p>
          </table:table-cell>
          <table:table-cell office:value-type="float" office:value="59.80375" calcext:value-type="float">
            <text:p>59,803750</text:p>
          </table:table-cell>
        </table:table-row>
        <table:table-row table:style-name="ro1">
          <table:table-cell table:style-name="ce1" office:value-type="string" calcext:value-type="string">
            <text:p>2023-01-08 15:57:18</text:p>
          </table:table-cell>
          <table:table-cell office:value-type="float" office:value="63.14548" calcext:value-type="float">
            <text:p>63,145480</text:p>
          </table:table-cell>
        </table:table-row>
        <table:table-row table:style-name="ro1">
          <table:table-cell table:style-name="ce1" office:value-type="string" calcext:value-type="string">
            <text:p>2023-01-08 15:57:17</text:p>
          </table:table-cell>
          <table:table-cell office:value-type="float" office:value="6.66435" calcext:value-type="float">
            <text:p>6,664350</text:p>
          </table:table-cell>
        </table:table-row>
        <table:table-row table:style-name="ro1">
          <table:table-cell table:style-name="ce1" office:value-type="string" calcext:value-type="string">
            <text:p>2023-01-08 15:57:1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15</text:p>
          </table:table-cell>
          <table:table-cell office:value-type="float" office:value="0.0007" calcext:value-type="float">
            <text:p>0,000700</text:p>
          </table:table-cell>
        </table:table-row>
        <table:table-row table:style-name="ro1">
          <table:table-cell table:style-name="ce1" office:value-type="string" calcext:value-type="string">
            <text:p>2023-01-08 15:57:14</text:p>
          </table:table-cell>
          <table:table-cell office:value-type="float" office:value="14.947625" calcext:value-type="float">
            <text:p>14,947625</text:p>
          </table:table-cell>
        </table:table-row>
        <table:table-row table:style-name="ro1">
          <table:table-cell table:style-name="ce1" office:value-type="string" calcext:value-type="string">
            <text:p>2023-01-08 15:57:13</text:p>
          </table:table-cell>
          <table:table-cell office:value-type="float" office:value="52.7232" calcext:value-type="float">
            <text:p>52,723200</text:p>
          </table:table-cell>
        </table:table-row>
        <table:table-row table:style-name="ro1">
          <table:table-cell table:style-name="ce1" office:value-type="string" calcext:value-type="string">
            <text:p>2023-01-08 15:57:12</text:p>
          </table:table-cell>
          <table:table-cell office:value-type="float" office:value="60.18215" calcext:value-type="float">
            <text:p>60,182150</text:p>
          </table:table-cell>
        </table:table-row>
        <table:table-row table:style-name="ro1">
          <table:table-cell table:style-name="ce1" office:value-type="string" calcext:value-type="string">
            <text:p>2023-01-08 15:57:11</text:p>
          </table:table-cell>
          <table:table-cell office:value-type="float" office:value="65.60315" calcext:value-type="float">
            <text:p>65,603150</text:p>
          </table:table-cell>
        </table:table-row>
        <table:table-row table:style-name="ro1">
          <table:table-cell table:style-name="ce1" office:value-type="string" calcext:value-type="string">
            <text:p>2023-01-08 15:57:1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09</text:p>
          </table:table-cell>
          <table:table-cell office:value-type="float" office:value="0.00085" calcext:value-type="float">
            <text:p>0,000850</text:p>
          </table:table-cell>
        </table:table-row>
        <table:table-row table:style-name="ro1">
          <table:table-cell table:style-name="ce1" office:value-type="string" calcext:value-type="string">
            <text:p>2023-01-08 15:57:08</text:p>
          </table:table-cell>
          <table:table-cell office:value-type="float" office:value="3.859625" calcext:value-type="float">
            <text:p>3,859625</text:p>
          </table:table-cell>
        </table:table-row>
        <table:table-row table:style-name="ro1">
          <table:table-cell table:style-name="ce1" office:value-type="string" calcext:value-type="string">
            <text:p>2023-01-08 15:57:07</text:p>
          </table:table-cell>
          <table:table-cell office:value-type="float" office:value="47.8074" calcext:value-type="float">
            <text:p>47,807400</text:p>
          </table:table-cell>
        </table:table-row>
        <table:table-row table:style-name="ro1">
          <table:table-cell table:style-name="ce1" office:value-type="string" calcext:value-type="string">
            <text:p>2023-01-08 15:57:06</text:p>
          </table:table-cell>
          <table:table-cell office:value-type="float" office:value="57.23372" calcext:value-type="float">
            <text:p>57,233720</text:p>
          </table:table-cell>
        </table:table-row>
        <table:table-row table:style-name="ro1">
          <table:table-cell table:style-name="ce1" office:value-type="string" calcext:value-type="string">
            <text:p>2023-01-08 15:57:05</text:p>
          </table:table-cell>
          <table:table-cell office:value-type="float" office:value="66.13528" calcext:value-type="float">
            <text:p>66,135280</text:p>
          </table:table-cell>
        </table:table-row>
        <table:table-row table:style-name="ro1">
          <table:table-cell table:style-name="ce1" office:value-type="string" calcext:value-type="string">
            <text:p>2023-01-08 15:57:04</text:p>
          </table:table-cell>
          <table:table-cell office:value-type="float" office:value="24.44943" calcext:value-type="float">
            <text:p>24,449430</text:p>
          </table:table-cell>
        </table:table-row>
        <table:table-row table:style-name="ro1">
          <table:table-cell table:style-name="ce1" office:value-type="string" calcext:value-type="string">
            <text:p>2023-01-08 15:57:0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7:02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table:style-name="ce1" office:value-type="string" calcext:value-type="string">
            <text:p>2023-01-08 15:57:01</text:p>
          </table:table-cell>
          <table:table-cell office:value-type="float" office:value="3.927375" calcext:value-type="float">
            <text:p>3,927375</text:p>
          </table:table-cell>
        </table:table-row>
        <table:table-row table:style-name="ro1">
          <table:table-cell table:style-name="ce1" office:value-type="string" calcext:value-type="string">
            <text:p>2023-01-08 15:57:00</text:p>
          </table:table-cell>
          <table:table-cell office:value-type="float" office:value="45.45717" calcext:value-type="float">
            <text:p>45,457170</text:p>
          </table:table-cell>
        </table:table-row>
        <table:table-row table:style-name="ro1">
          <table:table-cell table:style-name="ce1" office:value-type="string" calcext:value-type="string">
            <text:p>2023-01-08 15:56:59</text:p>
          </table:table-cell>
          <table:table-cell office:value-type="float" office:value="61.09235" calcext:value-type="float">
            <text:p>61,092350</text:p>
          </table:table-cell>
        </table:table-row>
        <table:table-row table:style-name="ro1">
          <table:table-cell table:style-name="ce1" office:value-type="string" calcext:value-type="string">
            <text:p>2023-01-08 15:56:58</text:p>
          </table:table-cell>
          <table:table-cell office:value-type="float" office:value="67.3206" calcext:value-type="float">
            <text:p>67,320600</text:p>
          </table:table-cell>
        </table:table-row>
        <table:table-row table:style-name="ro1">
          <table:table-cell table:style-name="ce1" office:value-type="string" calcext:value-type="string">
            <text:p>2023-01-08 15:56:57</text:p>
          </table:table-cell>
          <table:table-cell office:value-type="float" office:value="9.899075" calcext:value-type="float">
            <text:p>9,899075</text:p>
          </table:table-cell>
        </table:table-row>
        <table:table-row table:style-name="ro1">
          <table:table-cell table:style-name="ce1" office:value-type="string" calcext:value-type="string">
            <text:p>2023-01-08 15:56:5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55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table:style-name="ce1" office:value-type="string" calcext:value-type="string">
            <text:p>2023-01-08 15:56:5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5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52</text:p>
          </table:table-cell>
          <table:table-cell office:value-type="float" office:value="32.99" calcext:value-type="float">
            <text:p>32,990000</text:p>
          </table:table-cell>
        </table:table-row>
        <table:table-row table:style-name="ro1">
          <table:table-cell table:style-name="ce1" office:value-type="string" calcext:value-type="string">
            <text:p>2023-01-08 15:56:51</text:p>
          </table:table-cell>
          <table:table-cell office:value-type="float" office:value="54.28898" calcext:value-type="float">
            <text:p>54,288980</text:p>
          </table:table-cell>
        </table:table-row>
        <table:table-row table:style-name="ro1">
          <table:table-cell table:style-name="ce1" office:value-type="string" calcext:value-type="string">
            <text:p>2023-01-08 15:56:50</text:p>
          </table:table-cell>
          <table:table-cell office:value-type="float" office:value="68.0897" calcext:value-type="float">
            <text:p>68,089700</text:p>
          </table:table-cell>
        </table:table-row>
        <table:table-row table:style-name="ro1">
          <table:table-cell table:style-name="ce1" office:value-type="string" calcext:value-type="string">
            <text:p>2023-01-08 15:56:49</text:p>
          </table:table-cell>
          <table:table-cell office:value-type="float" office:value="42.18855" calcext:value-type="float">
            <text:p>42,188550</text:p>
          </table:table-cell>
        </table:table-row>
        <table:table-row table:style-name="ro1">
          <table:table-cell table:style-name="ce1" office:value-type="string" calcext:value-type="string">
            <text:p>2023-01-08 15:56:4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4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46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table:style-name="ce1" office:value-type="string" calcext:value-type="string">
            <text:p>2023-01-08 15:56:4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4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4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4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4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4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31</text:p>
          </table:table-cell>
          <table:table-cell office:value-type="float" office:value="0.005075" calcext:value-type="float">
            <text:p>0,005075</text:p>
          </table:table-cell>
        </table:table-row>
        <table:table-row table:style-name="ro1">
          <table:table-cell table:style-name="ce1" office:value-type="string" calcext:value-type="string">
            <text:p>2023-01-08 15:56:30</text:p>
          </table:table-cell>
          <table:table-cell office:value-type="float" office:value="0.00275" calcext:value-type="float">
            <text:p>0,002750</text:p>
          </table:table-cell>
        </table:table-row>
        <table:table-row table:style-name="ro1">
          <table:table-cell table:style-name="ce1" office:value-type="string" calcext:value-type="string">
            <text:p>2023-01-08 15:56:29</text:p>
          </table:table-cell>
          <table:table-cell office:value-type="float" office:value="0.046975" calcext:value-type="float">
            <text:p>0,046975</text:p>
          </table:table-cell>
        </table:table-row>
        <table:table-row table:style-name="ro1">
          <table:table-cell table:style-name="ce1" office:value-type="string" calcext:value-type="string">
            <text:p>2023-01-08 15:56:28</text:p>
          </table:table-cell>
          <table:table-cell office:value-type="float" office:value="0.00785" calcext:value-type="float">
            <text:p>0,007850</text:p>
          </table:table-cell>
        </table:table-row>
        <table:table-row table:style-name="ro1">
          <table:table-cell table:style-name="ce1" office:value-type="string" calcext:value-type="string">
            <text:p>2023-01-08 15:56:27</text:p>
          </table:table-cell>
          <table:table-cell office:value-type="float" office:value="0.001175" calcext:value-type="float">
            <text:p>0,001175</text:p>
          </table:table-cell>
        </table:table-row>
        <table:table-row table:style-name="ro1">
          <table:table-cell table:style-name="ce1" office:value-type="string" calcext:value-type="string">
            <text:p>2023-01-08 15:56:2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2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2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2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2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2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2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1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6:0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5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4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1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30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29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28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27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26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25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24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23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>
          <table:table-cell table:style-name="ce1" office:value-type="string" calcext:value-type="string">
            <text:p>2023-01-08 15:55:22</text:p>
          </table:table-cell>
          <table:table-cell office:value-type="float" office:value="0" calcext:value-type="float">
            <text:p>0,000000</text:p>
          </table:table-cell>
        </table:table-row>
        <table:table-row table:style-name="ro1" table:number-rows-repeated="104839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nalysis" table:style-name="ta1"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table:style-name="ce2" office:value-type="float" office:value="32.99" calcext:value-type="float">
            <text:p>32,990000</text:p>
          </table:table-cell>
          <table:table-cell table:style-name="ce2" office:value-type="float" office:value="3.927375" calcext:value-type="float">
            <text:p>3,927375</text:p>
          </table:table-cell>
          <table:table-cell table:style-name="ce2" office:value-type="float" office:value="3.859625" calcext:value-type="float">
            <text:p>3,859625</text:p>
          </table:table-cell>
          <table:table-cell table:style-name="ce2" office:value-type="float" office:value="14.947625" calcext:value-type="float">
            <text:p>14,947625</text:p>
          </table:table-cell>
          <table:table-cell table:style-name="ce2" office:value-type="float" office:value="6.430375" calcext:value-type="float">
            <text:p>6,430375</text:p>
          </table:table-cell>
          <table:table-cell table:style-name="ce2" office:value-type="float" office:value="33.74815" calcext:value-type="float">
            <text:p>33,748150</text:p>
          </table:table-cell>
          <table:table-cell table:style-name="ce2" office:value-type="float" office:value="6.81185" calcext:value-type="float">
            <text:p>6,811850</text:p>
          </table:table-cell>
          <table:table-cell table:style-name="ce2" office:value-type="float" office:value="23.3091" calcext:value-type="float">
            <text:p>23,309100</text:p>
          </table:table-cell>
          <table:table-cell table:style-name="ce2" office:value-type="float" office:value="32.84095" calcext:value-type="float">
            <text:p>32,840950</text:p>
          </table:table-cell>
          <table:table-cell table:style-name="ce2" office:value-type="float" office:value="33.43965" calcext:value-type="float">
            <text:p>33,439650</text:p>
          </table:table-cell>
          <table:table-cell/>
          <table:table-cell table:formula="of:=AVERAGE([.A13];[.B13];[.C13];[.D13];[.E13];[.F13];[.G13];[.H13];[.I13];[.J13])" office:value-type="float" office:value="66.282453" calcext:value-type="float">
            <text:p>66,282453</text:p>
          </table:table-cell>
          <table:table-cell table:formula="of:=MAX(['raw data'.B:.B])" office:value-type="float" office:value="73.4309" calcext:value-type="float">
            <text:p>73,4309</text:p>
          </table:table-cell>
          <table:table-cell table:formula="of:=AVERAGEIF([$'raw data'.B2:.B181]; &quot;&gt;5&quot;)" office:value-type="float" office:value="45.2664174418605" calcext:value-type="float">
            <text:p>45,2664174418605</text:p>
          </table:table-cell>
          <table:table-cell table:formula="of:=AVERAGE([.A2:.J5])" office:value-type="float" office:value="46.5704425" calcext:value-type="float">
            <text:p>46,5704425</text:p>
          </table:table-cell>
          <table:table-cell/>
          <table:table-cell office:value-type="string" calcext:value-type="string">
            <text:p>4-5s</text:p>
          </table:table-cell>
        </table:table-row>
        <table:table-row table:style-name="ro1">
          <table:table-cell table:style-name="ce2" office:value-type="float" office:value="54.28898" calcext:value-type="float">
            <text:p>54,288980</text:p>
          </table:table-cell>
          <table:table-cell table:style-name="ce2" office:value-type="float" office:value="45.45717" calcext:value-type="float">
            <text:p>45,457170</text:p>
          </table:table-cell>
          <table:table-cell table:style-name="ce2" office:value-type="float" office:value="47.8074" calcext:value-type="float">
            <text:p>47,807400</text:p>
          </table:table-cell>
          <table:table-cell table:style-name="ce2" office:value-type="float" office:value="52.7232" calcext:value-type="float">
            <text:p>52,723200</text:p>
          </table:table-cell>
          <table:table-cell table:style-name="ce2" office:value-type="float" office:value="48.44792" calcext:value-type="float">
            <text:p>48,447920</text:p>
          </table:table-cell>
          <table:table-cell table:style-name="ce2" office:value-type="float" office:value="58.1866" calcext:value-type="float">
            <text:p>58,186600</text:p>
          </table:table-cell>
          <table:table-cell table:style-name="ce2" office:value-type="float" office:value="31.108" calcext:value-type="float">
            <text:p>31,108000</text:p>
          </table:table-cell>
          <table:table-cell table:style-name="ce2" office:value-type="float" office:value="45.63005" calcext:value-type="float">
            <text:p>45,630050</text:p>
          </table:table-cell>
          <table:table-cell table:style-name="ce2" office:value-type="float" office:value="56.1647" calcext:value-type="float">
            <text:p>56,164700</text:p>
          </table:table-cell>
          <table:table-cell table:style-name="ce2" office:value-type="float" office:value="46.60258" calcext:value-type="float">
            <text:p>46,602580</text:p>
          </table:table-cell>
          <table:table-cell table:number-columns-repeated="7"/>
        </table:table-row>
        <table:table-row table:style-name="ro1">
          <table:table-cell table:style-name="ce2" office:value-type="float" office:value="68.0897" calcext:value-type="float">
            <text:p>68,089700</text:p>
          </table:table-cell>
          <table:table-cell table:style-name="ce2" office:value-type="float" office:value="61.09235" calcext:value-type="float">
            <text:p>61,092350</text:p>
          </table:table-cell>
          <table:table-cell table:style-name="ce2" office:value-type="float" office:value="57.23372" calcext:value-type="float">
            <text:p>57,233720</text:p>
          </table:table-cell>
          <table:table-cell table:style-name="ce2" office:value-type="float" office:value="60.18215" calcext:value-type="float">
            <text:p>60,182150</text:p>
          </table:table-cell>
          <table:table-cell table:style-name="ce2" office:value-type="float" office:value="59.80375" calcext:value-type="float">
            <text:p>59,803750</text:p>
          </table:table-cell>
          <table:table-cell table:style-name="ce2" office:value-type="float" office:value="66.84782" calcext:value-type="float">
            <text:p>66,847820</text:p>
          </table:table-cell>
          <table:table-cell table:style-name="ce2" office:value-type="float" office:value="52.91522" calcext:value-type="float">
            <text:p>52,915220</text:p>
          </table:table-cell>
          <table:table-cell table:style-name="ce2" office:value-type="float" office:value="57.05768" calcext:value-type="float">
            <text:p>57,057680</text:p>
          </table:table-cell>
          <table:table-cell table:style-name="ce2" office:value-type="float" office:value="66.90545" calcext:value-type="float">
            <text:p>66,905450</text:p>
          </table:table-cell>
          <table:table-cell table:style-name="ce2" office:value-type="float" office:value="46.27175" calcext:value-type="float">
            <text:p>46,271750</text:p>
          </table:table-cell>
          <table:table-cell table:number-columns-repeated="7"/>
        </table:table-row>
        <table:table-row table:style-name="ro1">
          <table:table-cell table:style-name="ce2" office:value-type="float" office:value="42.18855" calcext:value-type="float">
            <text:p>42,188550</text:p>
          </table:table-cell>
          <table:table-cell table:style-name="ce2" office:value-type="float" office:value="67.3206" calcext:value-type="float">
            <text:p>67,320600</text:p>
          </table:table-cell>
          <table:table-cell table:style-name="ce2" office:value-type="float" office:value="66.13528" calcext:value-type="float">
            <text:p>66,135280</text:p>
          </table:table-cell>
          <table:table-cell table:style-name="ce2" office:value-type="float" office:value="65.60315" calcext:value-type="float">
            <text:p>65,603150</text:p>
          </table:table-cell>
          <table:table-cell table:style-name="ce2" office:value-type="float" office:value="63.14548" calcext:value-type="float">
            <text:p>63,145480</text:p>
          </table:table-cell>
          <table:table-cell table:style-name="ce2" office:value-type="float" office:value="43.71515" calcext:value-type="float">
            <text:p>43,715150</text:p>
          </table:table-cell>
          <table:table-cell table:style-name="ce2" office:value-type="float" office:value="62.2114" calcext:value-type="float">
            <text:p>62,211400</text:p>
          </table:table-cell>
          <table:table-cell table:style-name="ce2" office:value-type="float" office:value="73.4309" calcext:value-type="float">
            <text:p>73,430900</text:p>
          </table:table-cell>
          <table:table-cell table:style-name="ce2" office:value-type="float" office:value="40.81155" calcext:value-type="float">
            <text:p>40,811550</text:p>
          </table:table-cell>
          <table:table-cell table:style-name="ce2" office:value-type="float" office:value="63.13475" calcext:value-type="float">
            <text:p>63,13475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9.899075" calcext:value-type="float">
            <text:p>9,899075</text:p>
          </table:table-cell>
          <table:table-cell table:style-name="ce2" office:value-type="float" office:value="24.44943" calcext:value-type="float">
            <text:p>24,449430</text:p>
          </table:table-cell>
          <table:table-cell/>
          <table:table-cell table:style-name="ce2" office:value-type="float" office:value="6.66435" calcext:value-type="float">
            <text:p>6,664350</text:p>
          </table:table-cell>
          <table:table-cell/>
          <table:table-cell table:style-name="ce2" office:value-type="float" office:value="45.15222" calcext:value-type="float">
            <text:p>45,152220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RAGE([.A2:.A8])" office:value-type="float" office:value="49.3893075" calcext:value-type="float">
            <text:p>49,3893075</text:p>
          </table:table-cell>
          <table:table-cell table:formula="of:=AVERAGE([.B2:.B8])" office:value-type="float" office:value="37.539314" calcext:value-type="float">
            <text:p>37,539314</text:p>
          </table:table-cell>
          <table:table-cell table:formula="of:=AVERAGE([.C2:.C8])" office:value-type="float" office:value="39.897091" calcext:value-type="float">
            <text:p>39,897091</text:p>
          </table:table-cell>
          <table:table-cell table:formula="of:=AVERAGE([.D2:.D8])" office:value-type="float" office:value="48.36403125" calcext:value-type="float">
            <text:p>48,36403125</text:p>
          </table:table-cell>
          <table:table-cell table:formula="of:=AVERAGE([.E2:.E8])" office:value-type="float" office:value="36.898375" calcext:value-type="float">
            <text:p>36,898375</text:p>
          </table:table-cell>
          <table:table-cell table:formula="of:=AVERAGE([.F2:.F8])" office:value-type="float" office:value="50.62443" calcext:value-type="float">
            <text:p>50,62443</text:p>
          </table:table-cell>
          <table:table-cell table:formula="of:=AVERAGE([.G2:.G8])" office:value-type="float" office:value="39.639738" calcext:value-type="float">
            <text:p>39,639738</text:p>
          </table:table-cell>
          <table:table-cell table:formula="of:=AVERAGE([.H2:.H8])" office:value-type="float" office:value="49.8569325" calcext:value-type="float">
            <text:p>49,8569325</text:p>
          </table:table-cell>
          <table:table-cell table:formula="of:=AVERAGE([.I2:.I8])" office:value-type="float" office:value="49.1806625" calcext:value-type="float">
            <text:p>49,1806625</text:p>
          </table:table-cell>
          <table:table-cell table:formula="of:=AVERAGE([.J2:.J8])" office:value-type="float" office:value="47.3621825" calcext:value-type="float">
            <text:p>47,3621825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7"/>
        </table:table-row>
        <table:table-row table:style-name="ro1">
          <table:table-cell table:formula="of:=MAX([.A2:.A5])" office:value-type="float" office:value="68.0897" calcext:value-type="float">
            <text:p>68,0897</text:p>
          </table:table-cell>
          <table:table-cell table:formula="of:=MAX([.B2:.B5])" office:value-type="float" office:value="67.3206" calcext:value-type="float">
            <text:p>67,3206</text:p>
          </table:table-cell>
          <table:table-cell table:formula="of:=MAX([.C2:.C5])" office:value-type="float" office:value="66.13528" calcext:value-type="float">
            <text:p>66,13528</text:p>
          </table:table-cell>
          <table:table-cell table:formula="of:=MAX([.D2:.D5])" office:value-type="float" office:value="65.60315" calcext:value-type="float">
            <text:p>65,60315</text:p>
          </table:table-cell>
          <table:table-cell table:formula="of:=MAX([.E2:.E5])" office:value-type="float" office:value="63.14548" calcext:value-type="float">
            <text:p>63,14548</text:p>
          </table:table-cell>
          <table:table-cell table:formula="of:=MAX([.F2:.F5])" office:value-type="float" office:value="66.84782" calcext:value-type="float">
            <text:p>66,84782</text:p>
          </table:table-cell>
          <table:table-cell table:formula="of:=MAX([.G2:.G5])" office:value-type="float" office:value="62.2114" calcext:value-type="float">
            <text:p>62,2114</text:p>
          </table:table-cell>
          <table:table-cell table:formula="of:=MAX([.H2:.H5])" office:value-type="float" office:value="73.4309" calcext:value-type="float">
            <text:p>73,4309</text:p>
          </table:table-cell>
          <table:table-cell table:formula="of:=MAX([.I2:.I5])" office:value-type="float" office:value="66.90545" calcext:value-type="float">
            <text:p>66,90545</text:p>
          </table:table-cell>
          <table:table-cell table:formula="of:=MAX([.J2:.J5])" office:value-type="float" office:value="63.13475" calcext:value-type="float">
            <text:p>63,134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8:28:33.236610433</meta:creation-date>
    <dc:date>2023-01-09T23:21:01.206572686</dc:date>
    <meta:editing-duration>PT1H39M13S</meta:editing-duration>
    <meta:editing-cycles>7</meta:editing-cycles>
    <meta:generator>LibreOffice/7.4.3.2$Linux_X86_64 LibreOffice_project/40$Build-2</meta:generator>
    <meta:document-statistic meta:table-count="2" meta:cell-count="466" meta:object-count="0"/>
  </office:meta>
</office:document-meta>
</file>